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2pt" officeooo:paragraph-rsid="0000051d" style:font-size-asian="22pt" style:font-size-complex="22pt"/>
    </style:style>
    <style:style style:name="P2" style:family="paragraph" style:parent-style-name="Standard" style:master-page-name="">
      <loext:graphic-properties draw:fill="none"/>
      <style:paragraph-properties fo:margin-left="0cm" fo:margin-right="3.5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3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center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0051d" officeooo:paragraph-rsid="00018a9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3.5cm" fo:margin-top="5.503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1.799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7" style:family="paragraph" style:parent-style-name="Standard" style:master-page-name="">
      <loext:graphic-properties draw:fill="none"/>
      <style:paragraph-properties fo:margin-left="0cm" fo:margin-right="0.101cm" fo:line-height="100%" fo:text-align="end" style:justify-single-word="false" fo:text-indent="0cm" style:auto-text-indent="false" style:page-number="auto" fo:background-color="transparent"/>
      <style:text-properties officeooo:paragraph-rsid="0000051d"/>
    </style:style>
    <style:style style:name="P8" style:family="paragraph" style:parent-style-name="Standard" style:master-page-name="">
      <loext:graphic-properties draw:fill="none"/>
      <style:paragraph-properties fo:margin-left="0cm" fo:margin-right="3cm" fo:margin-top="7.705cm" fo:margin-bottom="0.099cm" loext:contextual-spacing="false" fo:line-height="100%" fo:text-align="end" style:justify-single-word="false" fo:text-indent="0cm" style:auto-text-indent="false" style:page-number="auto" fo:background-color="transparent"/>
      <style:text-properties fo:font-size="14pt" fo:font-weight="bold" officeooo:paragraph-rsid="0000051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8pt" officeooo:paragraph-rsid="0000051d" style:font-size-asian="18pt" style:font-size-complex="18pt"/>
    </style:style>
    <style:style style:name="P10" style:family="paragraph" style:parent-style-name="Standard">
      <style:paragraph-properties fo:margin-top="8.805cm" fo:margin-bottom="0.099cm" loext:contextual-spacing="false" fo:line-height="100%" fo:text-align="center" style:justify-single-word="false"/>
      <style:text-properties fo:font-size="32pt" fo:font-weight="bold" officeooo:paragraph-rsid="0000051d" style:font-size-asian="32pt" style:font-weight-asian="bold" style:font-size-complex="32pt" style:font-weight-complex="bold"/>
    </style:style>
    <style:style style:name="T1" style:family="text">
      <style:text-properties officeooo:rsid="0000051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imes new roman" officeooo:rsid="000005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erációs rendszerek <text:span text:style-name="T1">Bsc</text:span></text:p>
      <text:p text:style-name="P1"><text:s/>1. Gyak. </text:p>
      <text:p text:style-name="P9">2022. 02. 08.</text:p>
      <text:p text:style-name="P8">Készítette:</text:p>
      <text:p text:style-name="P6">Flaskó Lilian Laura</text:p>
      <text:p text:style-name="P7"><text:span text:style-name="T5">Programtervező</text:span><text:span text:style-name="T1"> informatikus</text:span> </text:p>
      <text:p text:style-name="P2">GCNS8S</text:p>
      <text:p text:style-name="P3">Miskolc, 2022.02.13.</text:p>
      <text:p text:style-name="P5"><text:soft-page-break/></text:p>
      <text:p text:style-name="P4">1. feladat – ide jön a feladat kiírása</text:p>
      <text:p text:style-name="P4">Megvalósítá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8:25:24.000202552</meta:creation-date>
    <dc:date>2022-02-13T18:41:40.219516129</dc:date>
    <meta:editing-duration>PT4M45S</meta:editing-duration>
    <meta:editing-cycles>1</meta:editing-cycles>
    <meta:document-statistic meta:table-count="0" meta:image-count="0" meta:object-count="0" meta:page-count="2" meta:paragraph-count="10" meta:word-count="25" meta:character-count="181" meta:non-whitespace-character-count="162"/>
    <meta:generator>LibreOffice/6.0.7.3$Linux_X86_64 LibreOffice_project/00m0$Build-3</meta:generator>
  </office:meta>
</office:document-meta>
</file>